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Cambria Math" style:font-name-complex="Cambria Math"/>
    </style:style>
    <style:style style:name="T18" style:parent-style-name="DefaultParagraphFont" style:family="text">
      <style:text-properties style:font-name="Cambria Math" style:font-name-complex="Cambria Math"/>
    </style:style>
    <style:style style:name="T19" style:parent-style-name="DefaultParagraphFont" style:family="text">
      <style:text-properties style:font-name="Aptos" style:font-name-complex="Aptos"/>
    </style:style>
    <style:style style:name="T20" style:parent-style-name="DefaultParagraphFont" style:family="text">
      <style:text-properties style:font-name="Aptos" style:font-name-complex="Aptos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18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8" style:family="paragraph"/>
    <style:style style:name="P26" style:parent-style-name="Normal" style:list-style-name="LFO18" style:family="paragraph"/>
    <style:style style:name="P27" style:parent-style-name="Normal" style:list-style-name="LFO18" style:family="paragraph"/>
    <style:style style:name="P28" style:parent-style-name="Normal" style:list-style-name="LFO18" style:family="paragraph"/>
    <style:style style:name="P29" style:parent-style-name="Normal" style:list-style-name="LFO18" style:family="paragraph"/>
    <style:style style:name="P30" style:parent-style-name="Normal" style:list-style-name="LFO18" style:family="paragraph"/>
    <style:style style:name="P31" style:parent-style-name="Normal" style:list-style-name="LFO18" style:family="paragraph"/>
    <style:style style:name="P32" style:parent-style-name="Normal" style:list-style-name="LFO18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18" style:family="paragraph"/>
    <style:style style:name="P35" style:parent-style-name="Normal" style:list-style-name="LFO18" style:family="paragraph"/>
    <style:style style:name="P36" style:parent-style-name="Normal" style:list-style-name="LFO18" style:family="paragraph"/>
    <style:style style:name="P37" style:parent-style-name="Normal" style:list-style-name="LFO18" style:family="paragraph"/>
    <style:style style:name="P38" style:parent-style-name="Normal" style:list-style-name="LFO18" style:family="paragraph"/>
    <style:style style:name="P39" style:parent-style-name="Normal" style:list-style-name="LFO18" style:family="paragraph"/>
    <style:style style:name="T40" style:parent-style-name="DefaultParagraphFont" style:family="text">
      <style:text-properties fo:font-style="italic" style:font-style-asian="italic" style:font-style-complex="italic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19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19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P55" style:parent-style-name="Normal" style:list-style-name="LFO20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20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20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20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20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20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21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style:font-name="Cambria Math" style:font-name-complex="Cambria Math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22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22" style:family="paragraph"/>
    <style:style style:name="P93" style:parent-style-name="Normal" style:list-style-name="LFO22" style:family="paragraph"/>
    <style:style style:name="P94" style:parent-style-name="Normal" style:list-style-name="LFO22" style:family="paragraph"/>
    <style:style style:name="P95" style:parent-style-name="Normal" style:list-style-name="LFO22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list-style-name="LFO22" style:family="paragraph"/>
    <style:style style:name="P98" style:parent-style-name="Normal" style:list-style-name="LFO22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22" style:family="paragraph"/>
    <style:style style:name="T103" style:parent-style-name="DefaultParagraphFont" style:family="text">
      <style:text-properties style:font-name="Cambria Math" style:font-name-complex="Cambria Math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style:font-name="Cambria Math" style:font-name-complex="Cambria Math"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list-style-name="LFO23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list-style-name="LFO23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MS Gothic" style:font-name-asian="MS Gothic" style:font-name-complex="MS Gothic"/>
    </style:style>
    <style:style style:name="T119" style:parent-style-name="DefaultParagraphFont" style:family="text">
      <style:text-properties style:font-name="Aptos" style:font-name-complex="Aptos"/>
    </style:style>
    <style:style style:name="T120" style:parent-style-name="DefaultParagraphFont" style:family="text">
      <style:text-properties style:font-name="MS Gothic" style:font-name-asian="MS Gothic" style:font-name-complex="MS Gothic"/>
    </style:style>
    <style:style style:name="T121" style:parent-style-name="DefaultParagraphFont" style:family="text">
      <style:text-properties style:font-name="Aptos" style:font-name-complex="Aptos"/>
    </style:style>
    <style:style style:name="T122" style:parent-style-name="DefaultParagraphFont" style:family="text">
      <style:text-properties style:font-name="MS Gothic" style:font-name-asian="MS Gothic" style:font-name-complex="MS Gothic"/>
    </style:style>
    <style:style style:name="T123" style:parent-style-name="DefaultParagraphFont" style:family="text">
      <style:text-properties style:font-name="Aptos" style:font-name-complex="Aptos"/>
    </style:style>
    <style:style style:name="T124" style:parent-style-name="DefaultParagraphFont" style:family="text">
      <style:text-properties style:font-name="MS Gothic" style:font-name-asian="MS Gothic" style:font-name-complex="MS Gothic"/>
    </style:style>
    <style:style style:name="T125" style:parent-style-name="DefaultParagraphFont" style:family="text">
      <style:text-properties style:font-name="Aptos" style:font-name-complex="Aptos"/>
    </style:style>
    <style:style style:name="T126" style:parent-style-name="DefaultParagraphFont" style:family="text">
      <style:text-properties style:font-name="MS Gothic" style:font-name-asian="MS Gothic" style:font-name-complex="MS Gothic"/>
    </style:style>
    <style:style style:name="T127" style:parent-style-name="DefaultParagraphFont" style:family="text">
      <style:text-properties style:font-name="Aptos" style:font-name-complex="Aptos"/>
    </style:style>
    <style:style style:name="T128" style:parent-style-name="DefaultParagraphFont" style:family="text">
      <style:text-properties style:font-name="MS Gothic" style:font-name-asian="MS Gothic" style:font-name-complex="MS Gothic"/>
    </style:style>
    <style:style style:name="T129" style:parent-style-name="DefaultParagraphFont" style:family="text">
      <style:text-properties style:font-name="Aptos" style:font-name-complex="Aptos"/>
    </style:style>
    <style:style style:name="P130" style:parent-style-name="Normal" style:list-style-name="LFO24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24" style:family="paragraph"/>
    <style:style style:name="P133" style:parent-style-name="Normal" style:list-style-name="LFO24" style:family="paragraph"/>
    <style:style style:name="P134" style:parent-style-name="Normal" style:list-style-name="LFO24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24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24" style:family="paragraph"/>
    <style:style style:name="P139" style:parent-style-name="Normal" style:list-style-name="LFO24" style:family="paragraph"/>
    <style:style style:name="T140" style:parent-style-name="DefaultParagraphFont" style:family="text">
      <style:text-properties style:font-name="Cambria Math" style:font-name-complex="Cambria Math"/>
    </style:style>
    <style:style style:name="P141" style:parent-style-name="Normal" style:list-style-name="LFO24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24" style:family="paragraph"/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list-style-name="LFO25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25" style:family="paragraph"/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list-style-name="LFO25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list-style-name="LFO25" style:family="paragraph"/>
    <style:style style:name="P152" style:parent-style-name="Normal" style:list-style-name="LFO25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25" style:family="paragraph"/>
    <style:style style:name="P155" style:parent-style-name="Normal" style:list-style-name="LFO25" style:family="paragraph"/>
    <style:style style:name="P156" style:parent-style-name="Normal" style:list-style-name="LFO25" style:family="paragraph"/>
    <style:style style:name="T157" style:parent-style-name="DefaultParagraphFont" style:family="text">
      <style:text-properties style:font-name="Cambria Math" style:font-name-complex="Cambria Math"/>
    </style:style>
    <style:style style:name="P158" style:parent-style-name="Normal" style:list-style-name="LFO25" style:family="paragraph"/>
    <style:style style:name="P159" style:parent-style-name="Normal" style:list-style-name="LFO25" style:family="paragraph"/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Normal" style:list-style-name="LFO25" style:family="paragraph"/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list-style-name="LFO26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list-style-name="LFO26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26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26" style:family="paragraph"/>
    <style:style style:name="P171" style:parent-style-name="Normal" style:list-style-name="LFO26" style:family="paragraph"/>
    <style:style style:name="P172" style:parent-style-name="Normal" style:list-style-name="LFO26" style:family="paragraph"/>
    <style:style style:name="P173" style:parent-style-name="Normal" style:list-style-name="LFO26" style:family="paragraph"/>
    <style:style style:name="T174" style:parent-style-name="DefaultParagraphFont" style:family="text">
      <style:text-properties style:font-name="Cambria Math" style:font-name-complex="Cambria Math"/>
    </style:style>
    <style:style style:name="T175" style:parent-style-name="DefaultParagraphFont" style:family="text">
      <style:text-properties style:font-name="Aptos" style:font-name-complex="Aptos"/>
    </style:style>
    <style:style style:name="T176" style:parent-style-name="DefaultParagraphFont" style:family="text">
      <style:text-properties style:font-name="Aptos" style:font-name-complex="Aptos"/>
    </style:style>
    <style:style style:name="P177" style:parent-style-name="Normal" style:list-style-name="LFO26" style:family="paragraph"/>
    <style:style style:name="P178" style:parent-style-name="Normal" style:list-style-name="LFO26" style:family="paragraph"/>
    <style:style style:name="T179" style:parent-style-name="DefaultParagraphFont" style:family="text">
      <style:text-properties fo:font-weight="bold" style:font-weight-asian="bold" style:font-weight-complex="bold"/>
    </style:style>
    <style:style style:name="P180" style:parent-style-name="Normal" style:list-style-name="LFO26" style:family="paragraph"/>
    <style:style style:name="P181" style:parent-style-name="Normal" style:list-style-name="LFO26" style:family="paragraph"/>
    <style:style style:name="P182" style:parent-style-name="Normal" style:list-style-name="LFO26" style:family="paragraph"/>
    <style:style style:name="T183" style:parent-style-name="DefaultParagraphFont" style:family="text">
      <style:text-properties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P188" style:parent-style-name="Normal" style:list-style-name="LFO27" style:family="paragraph"/>
    <style:style style:name="T189" style:parent-style-name="DefaultParagraphFont" style:family="text">
      <style:text-properties style:font-name="Cambria Math" style:font-name-complex="Cambria Math"/>
    </style:style>
    <style:style style:name="P190" style:parent-style-name="Normal" style:list-style-name="LFO27" style:family="paragraph"/>
    <style:style style:name="P191" style:parent-style-name="Normal" style:list-style-name="LFO27" style:family="paragraph"/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list-style-name="LFO27" style:family="paragraph"/>
    <style:style style:name="T197" style:parent-style-name="DefaultParagraphFont" style:family="text">
      <style:text-properties fo:font-weight="bold" style:font-weight-asian="bold" style:font-weight-complex="bold"/>
    </style:style>
    <style:style style:name="P198" style:parent-style-name="Normal" style:list-style-name="LFO27" style:family="paragraph"/>
    <style:style style:name="P199" style:parent-style-name="Normal" style:list-style-name="LFO27" style:family="paragraph"/>
    <style:style style:name="T200" style:parent-style-name="DefaultParagraphFont" style:family="text">
      <style:text-properties style:font-name="Cambria Math" style:font-name-complex="Cambria Math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Below is the<text:s/><text:span text:style-name="T2">final, stand</text:span><text:span text:style-name="T3">‐</text:span><text:span text:style-name="T4">alone brief</text:span><text:s/>for a<text:s/><text:span text:style-name="T5">JavaScript + IG API</text:span><text:s/>DAX trading strategy, plus an optional Python backtesting approach. It<text:s/><text:span text:style-name="T6">incorporates</text:span><text:s/>all original logic (sessions, levels, retraction/tolerance, volatility filters) and clarifies the new<text:s/><text:span text:style-name="T7">hedge</text:span><text:span text:style-name="T8">‐</text:span><text:span text:style-name="T9">as</text:span><text:span text:style-name="T10">‐</text:span><text:span text:style-name="T11">offset</text:span><text:s/>requirement: when the market moves 40 points against you, you place a<text:s/><text:span text:style-name="T12">closing order</text:span><text:s/>(same lot size, opposite direction) with forceOpen = false, which<text:s/><text:span text:style-name="T13">nets off/fully closes</text:span><text:s/>the open trade rather than creating a second position.</text:p>
      <text:p text:style-name="Normal"><draw:custom-shape svg:x="0in" svg:y="0in" svg:width="45.51042in" svg:height="0.00139in" draw:z-index="0" draw:id="id0" draw:style-name="a0" draw:name="Horizontal Line 184" text:anchor-type="as-char"><svg:title/><svg:desc/><draw:enhanced-geometry draw:type="non-primitive" svg:viewBox="0 0 21600 21600" draw:enhanced-path="M 0 0 L 21600 0 21600 21600 0 21600 Z N"/></draw:custom-shape></text:p>
      <text:p text:style-name="P14">DAX (GER30) UK-Time Strategy</text:p>
      <text:p text:style-name="Normal"><text:span text:style-name="T15">JS/IG REST API Implementation + Python Backtesting</text:span></text:p>
      <text:p text:style-name="Normal">This strategy trades the DAX index (GER30/GER40)<text:s/><text:span text:style-name="T16">twice daily</text:span><text:s/>(Session 1 and Session 2 in UK time). It includes retraction logic, +9<text:span text:style-name="T17">‐</text:span>point tolerance, volatility filters, guaranteed stop<text:span text:style-name="T18">‐</text:span>loss (GSL) at 42 points, and a<text:s/><text:span text:style-name="T19">“</text:span>hedge<text:span text:style-name="T20">”</text:span><text:s/>mechanism<text:s/><text:span text:style-name="T21">intended to close</text:span><text:s/>the open position at 40 points adverse. Below is every detail, adapted from the original specification (no references to other platforms).</text:p>
      <text:p text:style-name="Normal"><draw:custom-shape svg:x="0in" svg:y="0in" svg:width="45.51042in" svg:height="0.00139in" draw:z-index="0" draw:id="id1" draw:style-name="a1" draw:name="Horizontal Line 185" text:anchor-type="as-char"><svg:title/><svg:desc/><draw:enhanced-geometry draw:type="non-primitive" svg:viewBox="0 0 21600 21600" draw:enhanced-path="M 0 0 L 21600 0 21600 21600 0 21600 Z N"/></draw:custom-shape></text:p>
      <text:p text:style-name="P22">1. Sessions &amp; Trading Times (UK)</text:p>
      <text:list text:style-name="LFO18" text:continue-numbering="true">
        <text:list-item>
          <text:p text:style-name="P23"><text:span text:style-name="T24">Session 1</text:span>:</text:p>
          <text:list text:continue-numbering="true">
            <text:list-item>
              <text:p text:style-name="P25">Start: 08:00</text:p>
            </text:list-item>
            <text:list-item>
              <text:p text:style-name="P26">End: 12:30</text:p>
            </text:list-item>
            <text:list-item>
              <text:p text:style-name="P27">Example Active Trading Zones (only open trades in these windows):</text:p>
              <text:list text:continue-numbering="true">
                <text:list-item>
                  <text:p text:style-name="P28">08:16–09:05</text:p>
                </text:list-item>
                <text:list-item>
                  <text:p text:style-name="P29">09:30–10:06</text:p>
                </text:list-item>
                <text:list-item>
                  <text:p text:style-name="P30">10:15–10:45</text:p>
                </text:list-item>
                <text:list-item>
                  <text:p text:style-name="P31">10:45–12:31</text:p>
                </text:list-item>
              </text:list>
            </text:list-item>
          </text:list>
        </text:list-item>
        <text:list-item>
          <text:p text:style-name="P32"><text:span text:style-name="T33">Session 2</text:span>:</text:p>
          <text:list text:continue-numbering="true">
            <text:list-item>
              <text:p text:style-name="P34">Start: 14:30</text:p>
            </text:list-item>
            <text:list-item>
              <text:p text:style-name="P35">End: 17:16</text:p>
            </text:list-item>
            <text:list-item>
              <text:p text:style-name="P36">Example Active Trading Zones:</text:p>
              <text:list text:continue-numbering="true">
                <text:list-item>
                  <text:p text:style-name="P37">14:46–15:06</text:p>
                </text:list-item>
                <text:list-item>
                  <text:p text:style-name="P38">15:15–15:45</text:p>
                </text:list-item>
                <text:list-item>
                  <text:p text:style-name="P39">15:45–16:48</text:p>
                </text:list-item>
              </text:list>
            </text:list-item>
          </text:list>
        </text:list-item>
      </text:list>
      <text:soft-page-break/>
      <text:p text:style-name="Normal"><text:span text:style-name="T40">(Times are UK local. You reset or track a new “session open price” at 08:00 and again at 14:30.)</text:span></text:p>
      <text:p text:style-name="Normal"><draw:custom-shape svg:x="0in" svg:y="0in" svg:width="45.51042in" svg:height="0.00139in" draw:z-index="0" draw:id="id2" draw:style-name="a2" draw:name="Horizontal Line 186" text:anchor-type="as-char"><svg:title/><svg:desc/><draw:enhanced-geometry draw:type="non-primitive" svg:viewBox="0 0 21600 21600" draw:enhanced-path="M 0 0 L 21600 0 21600 21600 0 21600 Z N"/></draw:custom-shape></text:p>
      <text:p text:style-name="P41">2. Entry Levels &amp; +9 Tolerance</text:p>
      <text:p text:style-name="P42">2.1 Levels from Session Open</text:p>
      <text:p text:style-name="Normal">Trades only open at<text:s/><text:span text:style-name="T43">45, 70, 100, or 130 points</text:span><text:s/>from the session open price. The direction is:</text:p>
      <text:list text:style-name="LFO19" text:continue-numbering="true">
        <text:list-item>
          <text:p text:style-name="P44"><text:span text:style-name="T45">Sell</text:span><text:s/>if the market is that many points<text:s/><text:span text:style-name="T46">above</text:span><text:s/>the session open.</text:p>
        </text:list-item>
        <text:list-item>
          <text:p text:style-name="P47"><text:span text:style-name="T48">Buy</text:span><text:s/>if the market is that many points<text:s/><text:span text:style-name="T49">below</text:span><text:s/>the session open.</text:p>
        </text:list-item>
      </text:list>
      <text:p text:style-name="Normal"><text:span text:style-name="T50">2.2 +9</text:span><text:span text:style-name="T51">‐</text:span><text:span text:style-name="T52">Point Tolerance</text:span></text:p>
      <text:p text:style-name="Normal">If the market “breaches” a level by ≤9 points, you can still use that level. If the breach is &gt;9 points, skip to the next level or cancel further entries for that session (depending on retractions).</text:p>
      <text:p text:style-name="Normal"><draw:custom-shape svg:x="0in" svg:y="0in" svg:width="45.51042in" svg:height="0.00139in" draw:z-index="0" draw:id="id3" draw:style-name="a3" draw:name="Horizontal Line 187" text:anchor-type="as-char"><svg:title/><svg:desc/><draw:enhanced-geometry draw:type="non-primitive" svg:viewBox="0 0 21600 21600" draw:enhanced-path="M 0 0 L 21600 0 21600 21600 0 21600 Z N"/></draw:custom-shape></text:p>
      <text:p text:style-name="P53">3. Retraction Logic</text:p>
      <text:p text:style-name="Normal">If the price<text:s/><text:span text:style-name="T54">retraces</text:span><text:s/>from the session’s high or low:</text:p>
      <text:list text:style-name="LFO20" text:continue-numbering="true">
        <text:list-item>
          <text:p text:style-name="P55"><text:span text:style-name="T56">15–29.9 points</text:span>: Shift your planned entry price by +18 points beyond the current high/low.</text:p>
        </text:list-item>
        <text:list-item>
          <text:p text:style-name="P57"><text:span text:style-name="T58">30–35.9 points</text:span>: Move to the<text:s/><text:span text:style-name="T59">next</text:span><text:s/>entry level (e.g., from 45 to 70).</text:p>
        </text:list-item>
        <text:list-item>
          <text:p text:style-name="P60"><text:span text:style-name="T61">36–45.9 points</text:span>:<text:s/><text:span text:style-name="T62">Skip</text:span><text:s/>the next level entirely (e.g., if you were aiming at 45, jump to 100).</text:p>
        </text:list-item>
        <text:list-item>
          <text:p text:style-name="P63"><text:span text:style-name="T64">46+ points</text:span>:</text:p>
          <text:list text:continue-numbering="true">
            <text:list-item>
              <text:p text:style-name="P65">If<text:s/><text:span text:style-name="T66">no trade</text:span><text:s/>is open, cancel further trades this session.</text:p>
            </text:list-item>
            <text:list-item>
              <text:p text:style-name="P67">If a trade<text:s/><text:span text:style-name="T68">is</text:span><text:s/>open, manage that trade normally but<text:s/><text:span text:style-name="T69">do not</text:span><text:s/>open any new ones.</text:p>
            </text:list-item>
          </text:list>
        </text:list-item>
      </text:list>
      <text:p text:style-name="Normal"><text:span text:style-name="T70">(If multiple retractions happen before opening a trade, keep recalculating final entry level. Pick whichever is furthest from session open if there’s a conflict.)</text:span></text:p>
      <text:p text:style-name="Normal"><draw:custom-shape svg:x="0in" svg:y="0in" svg:width="45.51042in" svg:height="0.00139in" draw:z-index="0" draw:id="id4" draw:style-name="a4" draw:name="Horizontal Line 1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1">4. One Trade per Session &amp; “Hedge” as a Net</text:span><text:span text:style-name="T72">‐</text:span><text:span text:style-name="T73">Close</text:span></text:p>
      <text:p text:style-name="Normal">Normally, only<text:s/><text:span text:style-name="T74">one active trade</text:span><text:s/>can be open in a session at a time. However, if that trade moves 40 points against you, you will place an<text:s/><text:span text:style-name="T75">offsetting</text:span><text:s/>(closing) order in the<text:s/><text:soft-page-break/>opposite direction with the<text:s/><text:span text:style-name="T76">same lot size</text:span><text:s/>and forceOpen = false, which<text:s/><text:span text:style-name="T77">fully closes</text:span><text:s/>the position:</text:p>
      <text:list text:style-name="LFO21" text:continue-numbering="true">
        <text:list-item>
          <text:p text:style-name="P78">This is sometimes described as a “hedge,” but in practice, you are<text:s/><text:span text:style-name="T79">closing</text:span><text:s/>the original position rather than holding two offset positions.</text:p>
        </text:list-item>
      </text:list>
      <text:p text:style-name="Normal">If the close order fails (e.g., IG rejects it), retry up to 10 times. If those attempts fail, the trade remains open until either you manually close it or the 42<text:span text:style-name="T80">‐</text:span>point guaranteed stop loss is hit.</text:p>
      <text:p text:style-name="Normal"><draw:custom-shape svg:x="0in" svg:y="0in" svg:width="45.51042in" svg:height="0.00139in" draw:z-index="0" draw:id="id5" draw:style-name="a5" draw:name="Horizontal Line 189" text:anchor-type="as-char"><svg:title/><svg:desc/><draw:enhanced-geometry draw:type="non-primitive" svg:viewBox="0 0 21600 21600" draw:enhanced-path="M 0 0 L 21600 0 21600 21600 0 21600 Z N"/></draw:custom-shape></text:p>
      <text:p text:style-name="P81">5. Guaranteed Stop Loss (GSL) at 42 Points</text:p>
      <text:p text:style-name="Normal">Every new position has a<text:s/><text:span text:style-name="T82">42</text:span><text:span text:style-name="T83">‐</text:span><text:span text:style-name="T84">point</text:span><text:s/>GSL. This is placed at order time (IG REST supports specifying guaranteedStopDistance or similar). Ensure the GSL cost/premium is acceptable (e.g., ≤ 6 points). If the GSL is unavailable or the cost is too high, skip the trade.</text:p>
      <text:p text:style-name="Normal"><draw:custom-shape svg:x="0in" svg:y="0in" svg:width="45.51042in" svg:height="0.00139in" draw:z-index="0" draw:id="id6" draw:style-name="a6" draw:name="Horizontal Line 1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5">6. Adverse &amp; Time</text:span><text:span text:style-name="T86">‐</text:span><text:span text:style-name="T87">Based Closure</text:span></text:p>
      <text:list text:style-name="LFO22" text:continue-numbering="true">
        <text:list-item>
          <text:p text:style-name="P88"><text:span text:style-name="T89">Time</text:span><text:span text:style-name="T90">‐</text:span><text:span text:style-name="T91">Based Session End</text:span>:</text:p>
          <text:list text:continue-numbering="true">
            <text:list-item>
              <text:p text:style-name="P92">After 12:30, close any Session 1 trades.</text:p>
            </text:list-item>
            <text:list-item>
              <text:p text:style-name="P93">After 17:16, close any Session 2 trades.</text:p>
            </text:list-item>
            <text:list-item>
              <text:p text:style-name="P94">If outside active zones, do not open new trades but let existing trades continue until session end (unless other logic closes them).</text:p>
            </text:list-item>
          </text:list>
        </text:list-item>
        <text:list-item>
          <text:p text:style-name="P95"><text:span text:style-name="T96">Sweep</text:span>:</text:p>
          <text:list text:continue-numbering="true">
            <text:list-item>
              <text:p text:style-name="P97">If the market is ≥179 points from the session open price, forcibly close any open trades immediately.</text:p>
            </text:list-item>
          </text:list>
        </text:list-item>
        <text:list-item>
          <text:p text:style-name="P98"><text:span text:style-name="T99">45–69.9 Break</text:span><text:span text:style-name="T100">‐</text:span><text:span text:style-name="T101">Even</text:span><text:s/>(Optional):</text:p>
          <text:list text:continue-numbering="true">
            <text:list-item>
              <text:p text:style-name="P102">If a trade is in the 45–69.9 range and it moves 15 points against you, then returns to break<text:span text:style-name="T103">‐</text:span>even, close out at 0 profit/loss.</text:p>
            </text:list-item>
          </text:list>
        </text:list-item>
      </text:list>
      <text:p text:style-name="Normal"><text:span text:style-name="T104">(You can omit or include this break</text:span><text:span text:style-name="T105">‐</text:span><text:span text:style-name="T106">even logic as per your original specification.)</text:span></text:p>
      <text:p text:style-name="Normal"><draw:custom-shape svg:x="0in" svg:y="0in" svg:width="45.51042in" svg:height="0.00139in" draw:z-index="0" draw:id="id7" draw:style-name="a7" draw:name="Horizontal Line 191" text:anchor-type="as-char"><svg:title/><svg:desc/><draw:enhanced-geometry draw:type="non-primitive" svg:viewBox="0 0 21600 21600" draw:enhanced-path="M 0 0 L 21600 0 21600 21600 0 21600 Z N"/></draw:custom-shape></text:p>
      <text:p text:style-name="P107">7. Volatility Filters</text:p>
      <text:list text:style-name="LFO23" text:continue-numbering="true">
        <text:list-item>
          <text:p text:style-name="P108"><text:span text:style-name="T109">Overnight</text:span><text:s/>(17:16–08:00): if the market moves<text:s/><text:span text:style-name="T110">200+ points</text:span><text:s/>in that window,<text:s/><text:span text:style-name="T111">skip</text:span><text:s/>Session 1 next day.</text:p>
        </text:list-item>
        <text:list-item>
          <text:p text:style-name="P112"><text:span text:style-name="T113">Midday</text:span><text:s/>(12:00–14:30): if the market moves<text:s/><text:span text:style-name="T114">150+ points</text:span>, skip Session 2 that day.</text:p>
        </text:list-item>
      </text:list>
      <text:p text:style-name="Normal"><text:span text:style-name="T115">(Track the price at 17:16 or 12:00, compare with the price at 08:00 or 14:30, respectively.)</text:span></text:p>
      <text:p text:style-name="Normal"><draw:custom-shape svg:x="0in" svg:y="0in" svg:width="45.51042in" svg:height="0.00139in" draw:z-index="0" draw:id="id8" draw:style-name="a8" draw:name="Horizontal Line 192" text:anchor-type="as-char"><svg:title/><svg:desc/><draw:enhanced-geometry draw:type="non-primitive" svg:viewBox="0 0 21600 21600" draw:enhanced-path="M 0 0 L 21600 0 21600 21600 0 21600 Z N"/></draw:custom-shape></text:p>
      <text:p text:style-name="P116">8. JavaScript + IG API Implementation</text:p>
      <text:p text:style-name="P117">8.1 Architecture</text:p>
      <text:p text:style-name="Normal">project/</text:p>
      <text:p text:style-name="Normal"><text:span text:style-name="T118">├</text:span><text:span text:style-name="T119">──</text:span><text:s/>backend/</text:p>
      <text:p text:style-name="Normal">│ <text:s text:c="2"/><text:span text:style-name="T120">├</text:span><text:span text:style-name="T121">──</text:span><text:s/>index.js <text:s text:c="8"/># Express server entry point, if using a server</text:p>
      <text:p text:style-name="Normal">│ <text:s text:c="2"/><text:span text:style-name="T122">├</text:span><text:span text:style-name="T123">──</text:span><text:s/>igApiClient.js <text:s text:c="2"/># Functions for IG REST (login, get market info, place trades)</text:p>
      <text:p text:style-name="Normal">│ <text:s text:c="2"/><text:span text:style-name="T124">├</text:span><text:span text:style-name="T125">──</text:span><text:s/>strategyLogic.js # The DAX session/entry logic</text:p>
      <text:p text:style-name="Normal">│ <text:s text:c="2"/><text:span text:style-name="T126">├</text:span><text:span text:style-name="T127">──</text:span><text:s/>config.js <text:s text:c="7"/># API credentials, environment settings</text:p>
      <text:p text:style-name="Normal">│ <text:s text:c="2"/>└── ...</text:p>
      <text:p text:style-name="Normal"><text:span text:style-name="T128">├</text:span><text:span text:style-name="T129">──</text:span><text:s/>...</text:p>
      <text:list text:style-name="LFO24" text:continue-numbering="true">
        <text:list-item>
          <text:p text:style-name="P130"><text:span text:style-name="T131">igApiClient.js</text:span>:</text:p>
          <text:list text:continue-numbering="true">
            <text:list-item>
              <text:p text:style-name="P132">Authenticates with /session endpoint.</text:p>
            </text:list-item>
            <text:list-item>
              <text:p text:style-name="P133">Retrieves details (/markets/{epic}) for DAX.</text:p>
            </text:list-item>
            <text:list-item>
              <text:p text:style-name="P134">Places/updates trades via /positions/otc, using forceOpen = false to<text:s/><text:span text:style-name="T135">close</text:span>.</text:p>
            </text:list-item>
          </text:list>
        </text:list-item>
        <text:list-item>
          <text:p text:style-name="P136"><text:span text:style-name="T137">strategyLogic.js</text:span>:</text:p>
          <text:list text:continue-numbering="true">
            <text:list-item>
              <text:p text:style-name="P138">Tracks session times, retractions, tolerance.</text:p>
            </text:list-item>
            <text:list-item>
              <text:p text:style-name="P139">Places a trade with a 42<text:span text:style-name="T140">‐</text:span>point GSL.</text:p>
            </text:list-item>
            <text:list-item>
              <text:p text:style-name="P141">If it goes 40 adverse, attempts to<text:s/><text:span text:style-name="T142">close</text:span><text:s/>the trade with an opposite order (same size, forceOpen = false) up to 10 times.</text:p>
            </text:list-item>
            <text:list-item>
              <text:p text:style-name="P143">Checks volatility filters &amp; forced closes.</text:p>
            </text:list-item>
          </text:list>
        </text:list-item>
      </text:list>
      <text:p text:style-name="P144">8.2 Execution Details</text:p>
      <text:list text:style-name="LFO25" text:continue-numbering="true">
        <text:list-item>
          <text:p text:style-name="P145"><text:span text:style-name="T146">Check Time</text:span><text:s/>→ if in active zone, see how many points from session open (≥45?).</text:p>
        </text:list-item>
        <text:list-item>
          <text:p text:style-name="P147"><text:span text:style-name="T148">Check</text:span><text:s/>if retraction or tolerance changes the final target level.</text:p>
        </text:list-item>
        <text:list-item>
          <text:p text:style-name="P149"><text:span text:style-name="T150">If</text:span><text:s/>no trade is open, place a new position (sell above, buy below).</text:p>
          <text:soft-page-break/>
          <text:list text:continue-numbering="true">
            <text:list-item>
              <text:p text:style-name="P151">guaranteedStopDistance = 42 (if GSL cost is acceptable).</text:p>
            </text:list-item>
          </text:list>
        </text:list-item>
        <text:list-item>
          <text:p text:style-name="P152"><text:span text:style-name="T153">Once open</text:span>:</text:p>
          <text:list text:continue-numbering="true">
            <text:list-item>
              <text:p text:style-name="P154">If price is 40 points adverse, send an order with size=lotSize in opposite direction and forceOpen=false.</text:p>
            </text:list-item>
            <text:list-item>
              <text:p text:style-name="P155">If it fails, retry up to 10 times.</text:p>
            </text:list-item>
            <text:list-item>
              <text:p text:style-name="P156">If that net<text:span text:style-name="T157">‐</text:span>close order executes, position is gone.</text:p>
            </text:list-item>
            <text:list-item>
              <text:p text:style-name="P158">If GSL triggers first, that also closes the trade.</text:p>
            </text:list-item>
          </text:list>
        </text:list-item>
        <text:list-item>
          <text:p text:style-name="P159"><text:span text:style-name="T160">Close</text:span><text:s/>all trades at session end or if sweep.</text:p>
        </text:list-item>
        <text:list-item>
          <text:p text:style-name="P161"><text:span text:style-name="T162">Overnight/Midday</text:span><text:s/>volatility filters skip next session if thresholds are exceeded.</text:p>
        </text:list-item>
      </text:list>
      <text:p text:style-name="Normal"><draw:custom-shape svg:x="0in" svg:y="0in" svg:width="45.51042in" svg:height="0.00139in" draw:z-index="0" draw:id="id9" draw:style-name="a9" draw:name="Horizontal Line 193" text:anchor-type="as-char"><svg:title/><svg:desc/><draw:enhanced-geometry draw:type="non-primitive" svg:viewBox="0 0 21600 21600" draw:enhanced-path="M 0 0 L 21600 0 21600 21600 0 21600 Z N"/></draw:custom-shape></text:p>
      <text:p text:style-name="P163">9. Python Backtesting with dax-1m.csv</text:p>
      <text:p text:style-name="Normal">You can replicate the same logic offline to test historical performance:</text:p>
      <text:list text:style-name="LFO26" text:continue-numbering="true">
        <text:list-item>
          <text:p text:style-name="P164"><text:span text:style-name="T165">Load</text:span><text:s/>dax-1m.csv with columns [datetime, open, high, low, close, volume].</text:p>
        </text:list-item>
        <text:list-item>
          <text:p text:style-name="P166"><text:span text:style-name="T167">Filter</text:span><text:s/>for your desired time range (e.g., the year 2024).</text:p>
        </text:list-item>
        <text:list-item>
          <text:p text:style-name="P168"><text:span text:style-name="T169">Simulate</text:span><text:s/>minute by minute:</text:p>
          <text:list text:continue-numbering="true">
            <text:list-item>
              <text:p text:style-name="P170">Identify session times. At 08:00, “session1 open price” = that bar’s open (or close of first bar).</text:p>
            </text:list-item>
            <text:list-item>
              <text:p text:style-name="P171">At each bar, check if you’re in an active zone.</text:p>
            </text:list-item>
            <text:list-item>
              <text:p text:style-name="P172">Apply the same 45/70/100/130, +9 tolerance, retraction logic.</text:p>
            </text:list-item>
            <text:list-item>
              <text:p text:style-name="P173">If a trade is open, track the 40<text:span text:style-name="T174">‐</text:span>point offset<text:s/><text:span text:style-name="T175">“</text:span>close.<text:span text:style-name="T176">”</text:span></text:p>
            </text:list-item>
            <text:list-item>
              <text:p text:style-name="P177">Respect GSL at 42 and close trades at session end.</text:p>
            </text:list-item>
          </text:list>
        </text:list-item>
        <text:list-item>
          <text:p text:style-name="P178"><text:span text:style-name="T179">Log</text:span><text:s/>each trade with:</text:p>
          <text:list text:continue-numbering="true">
            <text:list-item>
              <text:p text:style-name="P180">Time opened, time closed</text:p>
            </text:list-item>
            <text:list-item>
              <text:p text:style-name="P181">Points gained or lost</text:p>
            </text:list-item>
          </text:list>
        </text:list-item>
        <text:list-item>
          <text:p text:style-name="P182"><text:span text:style-name="T183">Output</text:span><text:s/>final results (PNL, total trades, etc.).</text:p>
        </text:list-item>
      </text:list>
      <text:p text:style-name="Normal">This ensures the backtest directly matches the live IG approach.</text:p>
      <text:p text:style-name="Normal"><draw:custom-shape svg:x="0in" svg:y="0in" svg:width="45.51042in" svg:height="0.00139in" draw:z-index="0" draw:id="id10" draw:style-name="a10" draw:name="Horizontal Line 19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4">10. Conclusion &amp; Hand</text:span><text:span text:style-name="T185">‐</text:span><text:span text:style-name="T186">Off</text:span></text:p>
      <text:soft-page-break/>
      <text:p text:style-name="Normal">This<text:s/><text:span text:style-name="T187">complete</text:span><text:s/>brief includes:</text:p>
      <text:list text:style-name="LFO27" text:continue-numbering="true">
        <text:list-item>
          <text:p text:style-name="P188">Two trading sessions, each with time<text:span text:style-name="T189">‐</text:span>based rules, active zones, and a session open price.</text:p>
        </text:list-item>
        <text:list-item>
          <text:p text:style-name="P190">Entry levels at 45, 70, 100, 130 from open, with ±9 tolerance and retraction logic to skip/move levels.</text:p>
        </text:list-item>
        <text:list-item>
          <text:p text:style-name="P191"><text:span text:style-name="T192">One</text:span><text:s/>main trade per session, with a<text:s/><text:span text:style-name="T193">42</text:span><text:span text:style-name="T194">‐</text:span><text:span text:style-name="T195">point</text:span><text:s/>guaranteed stop loss.</text:p>
        </text:list-item>
        <text:list-item>
          <text:p text:style-name="P196">A “hedge” logic that is actually<text:s/><text:span text:style-name="T197">net closing</text:span><text:s/>the position at 40 points adverse (forceOpen=false). Up to 10 retries if it fails.</text:p>
        </text:list-item>
        <text:list-item>
          <text:p text:style-name="P198">Volatility filters to skip a session after large overnight/midday moves.</text:p>
        </text:list-item>
        <text:list-item>
          <text:p text:style-name="P199">Python script for 1<text:span text:style-name="T200">‐</text:span>minute CSV backtesting, using identical logic.</text:p>
        </text:list-item>
      </text:list>
      <text:p text:style-name="Normal">No mention of any other platform is included. You can pass this brief to a developer or AI model (like Codex) to<text:s/><text:span text:style-name="T201">fully implement</text:span><text:s/>the JavaScript (IG REST) application and the Python backtesting scrip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3"/>
      <number:text>%3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rvy Tuna</meta:initial-creator>
    <dc:creator>Nervy Tuna</dc:creator>
    <meta:creation-date>2025-05-24T19:56:00Z</meta:creation-date>
    <dc:date>2025-05-24T20:08:00Z</dc:date>
    <meta:template xlink:href="Normal" xlink:type="simple"/>
    <meta:editing-cycles>2</meta:editing-cycles>
    <meta:editing-duration>PT180S</meta:editing-duration>
    <meta:document-statistic meta:page-count="6" meta:paragraph-count="14" meta:word-count="1106" meta:character-count="7401" meta:row-count="52" meta:non-whitespace-character-count="6309"/>
  </office:meta>
</office:document-meta>
</file>